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top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3" style:family="graphic" style:parent-style-name="standard">
      <style:graphic-properties draw:fill-color="#e6e64c" draw:opacity="10%" draw:textarea-horizontal-align="center" draw:textarea-vertical-align="middle" draw:shadow-opacity="10%"/>
    </style:style>
    <style:style style:name="gr4" style:family="graphic" style:parent-style-name="standard">
      <style:graphic-properties svg:stroke-width="0.025cm" draw:marker-start-width="0.237cm" draw:marker-end-width="0.237cm" draw:fill-color="#ffc864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-color="#e6e6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fill-color="#e6e6ff" draw:opacity="10%" draw:textarea-horizontal-align="center" draw:textarea-vertical-align="middle" draw:shadow-opacity="1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25cm" draw:marker-start-width="0.237cm" draw:marker-end-width="0.237cm" draw:fill-color="#e6e6ff" draw:textarea-horizontal-align="center" draw:textarea-vertical-align="top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2.192cm"/>
    </style:style>
    <style:style style:name="gr10" style:family="graphic" style:parent-style-name="standard">
      <style:graphic-properties draw:stroke="none" svg:stroke-color="#000000" draw:fill="none" draw:fill-color="#ffffff" fo:min-height="8.9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24cm"/>
    </style:style>
    <style:style style:name="gr1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3.05cm" svg:height="3.9cm" svg:x="5.537cm" svg:y="2.016cm">
          <text:p text:style-name="P1"><text:span text:style-name="T1">user</text:span></text:p>
          <text:p text:style-name="P1"><text:span text:style-name="T2"/></text:p>
          <text:p text:style-name="P2"><text:span text:style-name="T2">id</text:span></text:p>
          <text:p text:style-name="P2"><text:span text:style-name="T2">email</text:span></text:p>
          <text:p text:style-name="P2"><text:span text:style-name="T2">first_name</text:span></text:p>
          <text:p text:style-name="P2"><text:span text:style-name="T2">last_name</text:span></text:p>
          <text:p text:style-name="P2"><text:span text:style-name="T2">password (encrypt)</text:span></text:p>
          <text:p text:style-name="P2"><text:span text:style-name="T2">status_id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5.542cm" svg:y1="2.508cm" svg:x2="8.584cm" svg:y2="2.508cm">
          <text:p/>
        </draw:line>
        <draw:rect draw:style-name="gr3" draw:text-style-name="P1" draw:id="id1" draw:layer="layout" svg:width="3.059cm" svg:height="0.301cm" svg:x="5.527cm" svg:y="2.769cm">
          <text:p/>
        </draw:rect>
        <draw:rect draw:style-name="gr4" draw:text-style-name="P3" draw:layer="layout" svg:width="3.05cm" svg:height="3.9cm" svg:x="5.537cm" svg:y="6.716cm">
          <text:p text:style-name="P1"><text:span text:style-name="T1">school_relation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5.542cm" svg:y1="7.208cm" svg:x2="8.584cm" svg:y2="7.208cm">
          <text:p/>
        </draw:line>
        <draw:rect draw:style-name="gr6" draw:text-style-name="P1" draw:id="id3" draw:layer="layout" svg:width="3.059cm" svg:height="0.301cm" svg:x="5.527cm" svg:y="7.469cm">
          <text:p/>
        </draw:rect>
        <draw:rect draw:style-name="gr4" draw:text-style-name="P3" draw:layer="layout" svg:width="3.05cm" svg:height="3.9cm" svg:x="9.937cm" svg:y="11.416cm">
          <text:p text:style-name="P1"><text:span text:style-name="T1">schools</text:span></text:p>
          <text:p text:style-name="P1"><text:span text:style-name="T2"/></text:p>
          <text:p text:style-name="P2"><text:span text:style-name="T2">id</text:span></text:p>
          <text:p text:style-name="P2"><text:span text:style-name="T2">school_district_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942cm" svg:y1="11.908cm" svg:x2="12.984cm" svg:y2="11.908cm">
          <text:p/>
        </draw:line>
        <draw:rect draw:style-name="gr6" draw:text-style-name="P1" draw:id="id5" draw:layer="layout" svg:width="3.059cm" svg:height="0.301cm" svg:x="9.927cm" svg:y="12.169cm">
          <text:p/>
        </draw:rect>
        <draw:rect draw:style-name="gr4" draw:text-style-name="P3" draw:layer="layout" svg:width="3.05cm" svg:height="4.118cm" svg:x="15.337cm" svg:y="6.116cm">
          <text:p text:style-name="P1"><text:span text:style-name="T1">user_school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school_relation_id</text:span></text:p>
          <text:p text:style-name="P2"><text:span text:style-name="T2">school_id</text:span></text:p>
          <text:p text:style-name="P2"><text:span text:style-name="T2">grade</text:span></text:p>
          <text:p text:style-name="P2"><text:span text:style-name="T2">original_grad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5.342cm" svg:y1="6.608cm" svg:x2="18.384cm" svg:y2="6.608cm">
          <text:p/>
        </draw:line>
        <draw:rect draw:style-name="gr6" draw:text-style-name="P1" draw:id="id2" draw:layer="layout" svg:width="3.059cm" svg:height="0.301cm" svg:x="15.327cm" svg:y="7.169cm">
          <text:p/>
        </draw:rect>
        <draw:rect draw:style-name="gr6" draw:text-style-name="P1" draw:id="id4" draw:layer="layout" svg:width="3.059cm" svg:height="0.301cm" svg:x="15.328cm" svg:y="7.47cm">
          <text:p/>
        </draw:rect>
        <draw:rect draw:style-name="gr6" draw:text-style-name="P1" draw:id="id6" draw:layer="layout" svg:width="3.059cm" svg:height="0.301cm" svg:x="15.329cm" svg:y="7.771cm">
          <text:p/>
        </draw:rect>
        <draw:connector draw:style-name="gr7" draw:text-style-name="P1" draw:layer="layout" svg:x1="8.586cm" svg:y1="2.919cm" svg:x2="15.327cm" svg:y2="7.319cm" draw:start-shape="id1" draw:end-shape="id2" draw:end-glue-point="3" svg:d="m8586 2919h3371v4400h3370">
          <text:p/>
        </draw:connector>
        <draw:connector draw:style-name="gr7" draw:text-style-name="P1" draw:layer="layout" svg:x1="8.586cm" svg:y1="7.619cm" svg:x2="15.328cm" svg:y2="7.62cm" draw:start-shape="id3" draw:end-shape="id4" svg:d="m8586 7619h3371v1h3371">
          <text:p/>
        </draw:connector>
        <draw:connector draw:style-name="gr7" draw:text-style-name="P1" draw:layer="layout" draw:line-skew="-0.696cm" svg:x1="12.986cm" svg:y1="12.319cm" svg:x2="15.329cm" svg:y2="7.921cm" draw:start-shape="id5" draw:end-shape="id6" draw:end-glue-point="3" svg:d="m12986 12319h476v-4398h1867">
          <text:p/>
        </draw:connector>
        <draw:rect draw:style-name="gr1" draw:text-style-name="P3" draw:layer="layout" svg:width="3.05cm" svg:height="3.435cm" svg:x="22.037cm" svg:y="2.016cm">
          <text:p text:style-name="P1"><text:span text:style-name="T1">messag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reference_id</text:span></text:p>
          <text:p text:style-name="P2"><text:span text:style-name="T2">text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22.042cm" svg:y1="2.508cm" svg:x2="25.084cm" svg:y2="2.508cm">
          <text:p/>
        </draw:line>
        <draw:rect draw:style-name="gr3" draw:text-style-name="P1" draw:id="id7" draw:layer="layout" svg:width="3.059cm" svg:height="0.301cm" svg:x="22.027cm" svg:y="3.069cm">
          <text:p/>
        </draw:rect>
        <draw:connector draw:style-name="gr7" draw:text-style-name="P1" draw:layer="layout" draw:line-skew="5.591cm" svg:x1="8.586cm" svg:y1="2.919cm" svg:x2="22.027cm" svg:y2="3.219cm" draw:start-shape="id1" draw:end-shape="id7" svg:d="m8586 2919h12312v300h1129">
          <text:p/>
        </draw:connector>
        <draw:rect draw:style-name="gr8" draw:text-style-name="P3" draw:layer="layout" svg:width="3.05cm" svg:height="2.639cm" svg:x="22.038cm" svg:y="6.716cm">
          <text:p text:style-name="P1"><text:span text:style-name="T1">lik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message_id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2.043cm" svg:y1="7.208cm" svg:x2="25.085cm" svg:y2="7.208cm">
          <text:p/>
        </draw:line>
        <draw:rect draw:style-name="gr6" draw:text-style-name="P1" draw:id="id8" draw:layer="layout" svg:width="3.059cm" svg:height="0.301cm" svg:x="22.028cm" svg:y="7.769cm">
          <text:p/>
        </draw:rect>
        <draw:rect draw:style-name="gr6" draw:text-style-name="P1" draw:id="id13" draw:layer="layout" svg:width="3.059cm" svg:height="0.301cm" svg:x="22.029cm" svg:y="8.07cm">
          <text:p/>
        </draw:rect>
        <draw:connector draw:style-name="gr7" draw:text-style-name="P1" draw:layer="layout" draw:line-skew="5.284cm" svg:x1="8.586cm" svg:y1="2.919cm" svg:x2="22.028cm" svg:y2="7.919cm" draw:start-shape="id1" draw:end-shape="id8" draw:end-glue-point="3" svg:d="m8586 2919h12005v5000h1437">
          <text:p/>
        </draw:connector>
        <draw:rect draw:style-name="gr3" draw:text-style-name="P1" draw:id="id12" draw:layer="layout" svg:width="3.059cm" svg:height="0.301cm" svg:x="22.028cm" svg:y="2.77cm">
          <text:p/>
        </draw:rect>
        <draw:rect draw:style-name="gr8" draw:text-style-name="P3" draw:layer="layout" svg:width="3.05cm" svg:height="4.516cm" svg:x="22.038cm" svg:y="13.116cm">
          <text:p text:style-name="P1"><text:span text:style-name="T1">follow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follows_id</text:span></text:p>
          <text:p text:style-name="P2"><text:span text:style-name="T2">choice: bool</text:span></text:p>
          <text:p text:style-name="P2"><text:span text:style-name="T2">grade: bool</text:span></text:p>
          <text:p text:style-name="P2"><text:span text:style-name="T2">school: bool</text:span></text:p>
          <text:p text:style-name="P2"><text:span text:style-name="T2">school_district: bool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2.043cm" svg:y1="13.608cm" svg:x2="25.085cm" svg:y2="13.608cm">
          <text:p/>
        </draw:line>
        <draw:rect draw:style-name="gr6" draw:text-style-name="P1" draw:id="id9" draw:layer="layout" svg:width="3.059cm" svg:height="0.301cm" svg:x="22.028cm" svg:y="14.169cm">
          <text:p/>
        </draw:rect>
        <draw:rect draw:style-name="gr6" draw:text-style-name="P1" draw:id="id10" draw:layer="layout" svg:width="3.059cm" svg:height="0.301cm" svg:x="22.029cm" svg:y="14.47cm">
          <text:p/>
        </draw:rect>
        <draw:connector draw:style-name="gr7" draw:text-style-name="P1" draw:layer="layout" draw:line-skew="4.261cm" svg:x1="8.586cm" svg:y1="2.919cm" svg:x2="22.028cm" svg:y2="14.319cm" draw:start-shape="id1" draw:end-shape="id9" draw:end-glue-point="3" svg:d="m8586 2919h10982v11400h2460">
          <text:p/>
        </draw:connector>
        <draw:connector draw:style-name="gr7" draw:text-style-name="P1" draw:layer="layout" draw:line-skew="3.585cm" svg:x1="8.586cm" svg:y1="2.919cm" svg:x2="22.029cm" svg:y2="14.62cm" draw:start-shape="id1" draw:start-glue-point="1" draw:end-shape="id10" draw:end-glue-point="3" svg:d="m8586 2919h10307v11701h3136">
          <text:p/>
        </draw:connector>
        <draw:rect draw:style-name="gr6" draw:text-style-name="P1" draw:layer="layout" svg:width="3.059cm" svg:height="0.301cm" svg:x="22.03cm" svg:y="14.771cm">
          <text:p/>
        </draw:rect>
        <draw:rect draw:style-name="gr4" draw:text-style-name="P3" draw:layer="layout" svg:width="3.05cm" svg:height="3.495cm" svg:x="14.439cm" svg:y="14.216cm">
          <text:p text:style-name="P1"><text:span text:style-name="T1">grad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c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4.444cm" svg:y1="14.708cm" svg:x2="17.486cm" svg:y2="14.708cm">
          <text:p/>
        </draw:line>
        <draw:rect draw:style-name="gr6" draw:text-style-name="P1" draw:id="id22" draw:layer="layout" svg:width="3.059cm" svg:height="0.301cm" svg:x="14.429cm" svg:y="14.969cm">
          <text:p/>
        </draw:rect>
        <draw:frame draw:style-name="gr9" draw:text-style-name="P4" draw:layer="layout" svg:width="2.833cm" svg:height="3.694cm" svg:x="17.431cm" svg:y="16.174cm">
          <draw:text-box>
            <text:p><text:span text:style-name="T2">Grades records:</text:span></text:p>
            <text:p><text:span text:style-name="T2"/></text:p>
            <text:p><text:span text:style-name="T2">1. Nursery</text:span></text:p>
            <text:p><text:span text:style-name="T2">2. Pre-K</text:span></text:p>
            <text:p><text:span text:style-name="T2">3. Kindergarten</text:span></text:p>
            <text:p><text:span text:style-name="T2">4. 1st</text:span></text:p>
            <text:p><text:span text:style-name="T2">…</text:span></text:p>
            <text:p><text:span text:style-name="T2">15. 12-th</text:span></text:p>
            <text:p><text:span text:style-name="T2">16. college</text:span></text:p>
            <text:p><text:span text:style-name="T2">17. graduate</text:span></text:p>
            <text:p><text:span text:style-name="T2">18. other</text:span></text:p>
          </draw:text-box>
        </draw:frame>
        <draw:frame draw:style-name="gr10" draw:text-style-name="P4" draw:layer="layout" svg:width="2.831cm" svg:height="9.176cm" svg:x="8.531cm" svg:y="8.475cm">
          <draw:text-box>
            <text:p><text:span text:style-name="T2">School Relations</text:span></text:p>
            <text:p><text:span text:style-name="T2"/></text:p>
            <text:p><text:span text:style-name="T2">1. Has Student</text:span></text:p>
            <text:p><text:span text:style-name="T2">2. Is Student</text:span></text:p>
            <text:p><text:span text:style-name="T2">3. Is Educator</text:span></text:p>
            <text:p><text:span text:style-name="T2">4. Is Administrator</text:span></text:p>
            <text:p><text:span text:style-name="T2"/></text:p>
          </draw:text-box>
        </draw:frame>
        <draw:frame draw:style-name="gr11" draw:text-style-name="P5" draw:layer="layout" svg:width="8.418cm" svg:height="0.806cm" svg:x="10.504cm" svg:y="1.34cm">
          <draw:text-box>
            <text:p><text:span text:style-name="T3">Stemsible Data Model ERD </text:span><text:span text:style-name="T4">01/18/2016</text:span></text:p>
          </draw:text-box>
        </draw:frame>
        <draw:rect draw:style-name="gr3" draw:text-style-name="P1" draw:id="id11" draw:layer="layout" svg:width="3.059cm" svg:height="0.301cm" svg:x="22.028cm" svg:y="3.37cm">
          <text:p/>
        </draw:rect>
        <draw:connector draw:style-name="gr7" draw:text-style-name="P1" draw:layer="layout" svg:x1="25.087cm" svg:y1="3.52cm" svg:x2="25.087cm" svg:y2="2.92cm" draw:start-shape="id11" draw:start-glue-point="1" draw:end-shape="id12" draw:end-glue-point="1" svg:d="m25087 3520h501v-600h-501">
          <text:p/>
        </draw:connector>
        <draw:connector draw:style-name="gr7" draw:text-style-name="P1" draw:layer="layout" draw:line-skew="0.382cm" svg:x1="25.087cm" svg:y1="2.92cm" svg:x2="25.088cm" svg:y2="8.22cm" draw:start-shape="id12" draw:start-glue-point="1" draw:end-shape="id13" draw:end-glue-point="1" svg:d="m25087 2920h884v5300h-883">
          <text:p/>
        </draw:connector>
        <draw:rect draw:style-name="gr4" draw:text-style-name="P3" draw:layer="layout" svg:width="3.05cm" svg:height="3.9cm" svg:x="5.537cm" svg:y="11.416cm">
          <text:p text:style-name="P1"><text:span text:style-name="T1">schools_district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5.542cm" svg:y1="11.908cm" svg:x2="8.584cm" svg:y2="11.908cm">
          <text:p/>
        </draw:line>
        <draw:rect draw:style-name="gr6" draw:text-style-name="P1" draw:id="id14" draw:layer="layout" svg:width="3.059cm" svg:height="0.301cm" svg:x="5.527cm" svg:y="12.169cm">
          <text:p/>
        </draw:rect>
        <draw:rect draw:style-name="gr6" draw:text-style-name="P1" draw:id="id15" draw:layer="layout" svg:width="3.059cm" svg:height="0.301cm" svg:x="9.928cm" svg:y="12.47cm">
          <text:p/>
        </draw:rect>
        <draw:connector draw:style-name="gr12" draw:text-style-name="P1" draw:layer="layout" svg:x1="8.586cm" svg:y1="12.319cm" svg:x2="9.928cm" svg:y2="12.62cm" draw:start-shape="id14" draw:start-glue-point="1" draw:end-shape="id15" draw:end-glue-point="3" svg:d="m8586 12319h671v301h671">
          <text:p/>
        </draw:connector>
        <draw:rect draw:style-name="gr4" draw:text-style-name="P3" draw:layer="layout" svg:width="3.05cm" svg:height="4.709cm" svg:x="9.937cm" svg:y="15.716cm">
          <text:p text:style-name="P1"><text:span text:style-name="T1">addresses</text:span></text:p>
          <text:p text:style-name="P1"><text:span text:style-name="T2"/></text:p>
          <text:p text:style-name="P2"><text:span text:style-name="T2">id</text:span></text:p>
          <text:p text:style-name="P2"><text:span text:style-name="T2">address_type_id</text:span></text:p>
          <text:p text:style-name="P2"><text:span text:style-name="T2">address1</text:span></text:p>
          <text:p text:style-name="P2"><text:span text:style-name="T2">address2</text:span></text:p>
          <text:p text:style-name="P2"><text:span text:style-name="T2">city</text:span></text:p>
          <text:p text:style-name="P2"><text:span text:style-name="T2">state</text:span></text:p>
          <text:p text:style-name="P2"><text:span text:style-name="T2">zipcode</text:span></text:p>
          <text:p text:style-name="P2"><text:span text:style-name="T2">country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942cm" svg:y1="16.208cm" svg:x2="12.984cm" svg:y2="16.208cm">
          <text:p/>
        </draw:line>
        <draw:rect draw:style-name="gr6" draw:text-style-name="P1" draw:id="id17" draw:layer="layout" svg:width="3.059cm" svg:height="0.301cm" svg:x="9.927cm" svg:y="16.469cm">
          <text:p/>
        </draw:rect>
        <draw:rect draw:style-name="gr6" draw:text-style-name="P1" draw:id="id19" draw:layer="layout" svg:width="3.059cm" svg:height="0.301cm" svg:x="9.928cm" svg:y="16.77cm">
          <text:p/>
        </draw:rect>
        <draw:rect draw:style-name="gr4" draw:text-style-name="P3" draw:layer="layout" svg:width="3.05cm" svg:height="3.9cm" svg:x="5.537cm" svg:y="16.216cm">
          <text:p text:style-name="P1"><text:span text:style-name="T1">address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5.542cm" svg:y1="16.708cm" svg:x2="8.584cm" svg:y2="16.708cm">
          <text:p/>
        </draw:line>
        <draw:rect draw:style-name="gr6" draw:text-style-name="P1" draw:id="id18" draw:layer="layout" svg:width="3.059cm" svg:height="0.301cm" svg:x="5.527cm" svg:y="16.969cm">
          <text:p/>
        </draw:rect>
        <draw:rect draw:style-name="gr6" draw:text-style-name="P1" draw:layer="layout" svg:width="3.059cm" svg:height="0.301cm" svg:x="9.929cm" svg:y="13.471cm">
          <text:p/>
        </draw:rect>
        <draw:rect draw:style-name="gr6" draw:text-style-name="P1" draw:id="id16" draw:layer="layout" svg:width="3.059cm" svg:height="0.301cm" svg:x="5.528cm" svg:y="13.17cm">
          <text:p/>
        </draw:rect>
        <draw:connector draw:style-name="gr12" draw:text-style-name="P1" draw:layer="layout" svg:x1="8.587cm" svg:y1="13.32cm" svg:x2="9.927cm" svg:y2="16.619cm" draw:start-shape="id16" draw:start-glue-point="1" draw:end-shape="id17" draw:end-glue-point="3" svg:d="m8587 13320h670v3299h670">
          <text:p/>
        </draw:connector>
        <draw:connector draw:style-name="gr12" draw:text-style-name="P1" draw:layer="layout" draw:line-skew="-0.245cm" svg:x1="8.586cm" svg:y1="17.119cm" svg:x2="9.928cm" svg:y2="16.92cm" draw:start-shape="id18" draw:start-glue-point="1" draw:end-shape="id19" draw:end-glue-point="3" svg:d="m8586 17119h426v-199h916">
          <text:p/>
        </draw:connector>
        <draw:rect draw:style-name="gr8" draw:text-style-name="P3" draw:layer="layout" svg:width="3.05cm" svg:height="2.575cm" svg:x="22.038cm" svg:y="9.916cm">
          <text:p text:style-name="P1"><text:span text:style-name="T1">unlik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message_id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2.043cm" svg:y1="10.408cm" svg:x2="25.085cm" svg:y2="10.408cm">
          <text:p/>
        </draw:line>
        <draw:rect draw:style-name="gr6" draw:text-style-name="P1" draw:id="id21" draw:layer="layout" svg:width="3.059cm" svg:height="0.301cm" svg:x="22.028cm" svg:y="10.969cm">
          <text:p/>
        </draw:rect>
        <draw:rect draw:style-name="gr6" draw:text-style-name="P1" draw:id="id20" draw:layer="layout" svg:width="3.059cm" svg:height="0.301cm" svg:x="22.029cm" svg:y="11.27cm">
          <text:p/>
        </draw:rect>
        <draw:connector draw:style-name="gr7" draw:text-style-name="P1" draw:layer="layout" draw:line-skew="0.904cm" svg:x1="25.087cm" svg:y1="2.92cm" svg:x2="25.088cm" svg:y2="11.42cm" draw:end-shape="id20" draw:end-glue-point="1" svg:d="m25087 2920h1406v8500h-1405">
          <text:p/>
        </draw:connector>
        <draw:connector draw:style-name="gr7" draw:text-style-name="P1" draw:layer="layout" draw:line-skew="5.055cm" svg:x1="8.586cm" svg:y1="2.919cm" svg:x2="22.028cm" svg:y2="11.119cm" draw:end-shape="id21" draw:end-glue-point="3" svg:d="m8586 2919h11526v8200h1916">
          <text:p/>
        </draw:connector>
        <draw:connector draw:style-name="gr7" draw:text-style-name="P1" draw:layer="layout" draw:line-skew="-0.158cm" svg:x1="14.429cm" svg:y1="15.119cm" svg:x2="15.33cm" svg:y2="8.322cm" draw:start-shape="id22" draw:start-glue-point="3" draw:end-shape="id23" draw:end-glue-point="3" svg:d="m14429 15119h-659v-6797h1560">
          <text:p/>
        </draw:connector>
        <draw:rect draw:style-name="gr6" draw:text-style-name="P1" draw:id="id23" draw:layer="layout" svg:width="3.059cm" svg:height="0.301cm" svg:x="15.33cm" svg:y="8.172cm">
          <text:p/>
        </draw:rect>
        <draw:rect draw:style-name="gr6" draw:text-style-name="P1" draw:id="id24" draw:layer="layout" svg:width="3.059cm" svg:height="0.301cm" svg:x="15.331cm" svg:y="8.473cm">
          <text:p/>
        </draw:rect>
        <draw:connector draw:style-name="gr7" draw:text-style-name="P1" draw:layer="layout" draw:line-skew="0.205cm" svg:x1="14.429cm" svg:y1="15.119cm" svg:x2="15.331cm" svg:y2="8.623cm" draw:start-shape="id22" draw:end-shape="id24" draw:end-glue-point="3" svg:d="m14429 15119h-296v-6496h1198">
          <text:p/>
        </draw:connector>
        <draw:rect draw:style-name="gr1" draw:text-style-name="P3" draw:layer="layout" svg:width="3.05cm" svg:height="3.439cm" svg:x="1.437cm" svg:y="2.016cm">
          <text:p text:style-name="P1"><text:span text:style-name="T1">user_status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1.442cm" svg:y1="2.508cm" svg:x2="4.484cm" svg:y2="2.508cm">
          <text:p/>
        </draw:line>
        <draw:rect draw:style-name="gr3" draw:text-style-name="P1" draw:id="id25" draw:layer="layout" svg:width="3.059cm" svg:height="0.301cm" svg:x="1.427cm" svg:y="2.769cm">
          <text:p/>
        </draw:rect>
        <draw:rect draw:style-name="gr3" draw:text-style-name="P1" draw:id="id26" draw:layer="layout" svg:width="3.059cm" svg:height="0.301cm" svg:x="5.528cm" svg:y="4.37cm">
          <text:p/>
        </draw:rect>
        <draw:connector draw:style-name="gr7" draw:text-style-name="P1" draw:layer="layout" svg:x1="4.486cm" svg:y1="2.919cm" svg:x2="5.528cm" svg:y2="4.52cm" draw:start-shape="id25" draw:start-glue-point="1" draw:end-shape="id26" draw:end-glue-point="3" svg:d="m4486 2919h521v1601h5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5-06-27T19:34:56</meta:creation-date>
    <dc:date>2016-01-18T13:23:58</dc:date>
    <dc:creator>David Link</dc:creator>
    <meta:editing-duration>PT06H06M40S</meta:editing-duration>
    <meta:editing-cycles>34</meta:editing-cycles>
    <meta:generator>OpenOffice.org/3.2$Unix OpenOffice.org_project/320m12$Build-9483</meta:generator>
    <meta:document-statistic meta:object-count="74"/>
  </office:meta>
</office:document-meta>
</file>